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size-complex="8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6"/>
        <table:table-row table:style-name="ro1">
          <table:table-cell table:style-name="ce24" office:value-type="string" calcext:value-type="string">
            <text:p>TESTS RUN AT $2014-12-07T15:28:37.296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2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4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4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(),-844444695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(846,178,&lt;26,0&gt;,&lt;29,47&gt;): FALSE test fails for arguments: {&lt;{},{"nEV"()},|tmp:///|&gt;,&lt;{},{},|tmp:///|&gt;,&lt;{"d"},{"pM2H"(),"ᇗ"(|tmp:///|)},|tmp:///y9n|&gt;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784,99,&lt;60,0&gt;,&lt;60,99&gt;): FALSE "inferred types"test fails for arguments: {&lt;1919179102r2065901571,[-1715188216,905556818],1592496655,"3e9",false&gt;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202,79,&lt;51,0&gt;,&lt;51,79&gt;): FALSE "inferred types"test fails for arguments: {&lt;"9E9",534205610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3728 tests executed; 22 failed; 1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value: false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4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Java("CompilerError","Internal compiler error: No definition for \"lang::rascal::syntax::tests::ImplodeTestGrammar/expLit1()#0\" in functionMa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Java("CompilerError","Internal compiler error: Undefined function name lang::rascal::tests::functionality::CallTests/dispatchTest3()#0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Java("CompilerError","Internal compiler error: Undefined label FAIL_d")</text:p>
          </table:table-cell>
          <table:table-cell table:number-columns-repeated="1023"/>
        </table:table-row>
        <table:table-row table:style-name="ro1" table:number-rows-repeated="15">
          <table:table-cell table:style-name="ce25"/>
          <table:table-cell table:number-columns-repeated="1023"/>
        </table:table-row>
        <table:table-row table:style-name="ro1" table:number-rows-repeated="171">
          <table:table-cell table:style-name="ce24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6:36:48.490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7T16:48:24.378037000</dc:date>
    <meta:editing-duration>P30DT2H37M49S</meta:editing-duration>
    <meta:editing-cycles>101</meta:editing-cycles>
    <meta:generator>LibreOffice/4.3.3.2$MacOSX_X86_64 LibreOffice_project/9bb7eadab57b6755b1265afa86e04bf45fbfc644</meta:generator>
    <meta:document-statistic meta:table-count="5" meta:cell-count="453" meta:object-count="0"/>
  </office:meta>
</office:document-meta>
</file>